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2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3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10c4b5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10c4b5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118f52"/>
    </style:style>
    <style:style style:name="P6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32629" style:font-name="inherit" fo:font-size="11.25pt" fo:letter-spacing="normal" fo:font-style="normal" fo:font-weight="normal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rsid="000f3aa8" officeooo:paragraph-rsid="000f3aa8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rsid="0010c4b5" officeooo:paragraph-rsid="0010c4b5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rsid="00118f52" officeooo:paragraph-rsid="00118f52"/>
    </style:style>
    <style:style style:name="T1" style:family="text">
      <style:text-properties fo:font-variant="normal" fo:text-transform="none" fo:color="#232629" style:font-name="inherit" fo:font-size="11.25pt" fo:letter-spacing="normal" fo:font-style="normal" fo:font-weight="normal"/>
    </style:style>
    <style:style style:name="T2" style:family="text">
      <style:text-properties fo:font-variant="normal" fo:text-transform="none" fo:color="#232629" style:font-name="inherit" fo:font-size="11.25pt" fo:letter-spacing="normal" fo:font-style="normal" fo:font-weight="normal" officeooo:rsid="000c1e0f"/>
    </style:style>
    <style:style style:name="T3" style:family="text">
      <style:text-properties fo:font-variant="normal" fo:text-transform="none" fo:color="#232629" style:font-name="inherit" fo:font-size="11.25pt" fo:letter-spacing="normal" fo:font-style="normal" fo:font-weight="normal" officeooo:rsid="000f3aa8"/>
    </style:style>
    <style:style style:name="T4" style:family="text">
      <style:text-properties fo:font-variant="normal" fo:text-transform="none" fo:color="#232629" style:font-name="inherit" fo:font-size="11.25pt" fo:letter-spacing="normal" fo:font-style="normal" fo:font-weight="normal" officeooo:rsid="0010c4b5"/>
    </style:style>
    <style:style style:name="T5" style:family="text">
      <style:text-properties fo:font-variant="normal" fo:text-transform="none" fo:color="#232629" style:font-name="inherit" fo:font-size="11.25pt" fo:letter-spacing="normal" fo:font-style="normal" fo:font-weight="normal" officeooo:rsid="00118f52"/>
    </style:style>
    <text:list-style style:name="L1">
      <text:list-level-style-bullet text:level="1" text:style-name="Bullet_20_Symbols" style:num-suffix="." text:bullet-char="">
        <style:list-level-properties text:space-before="0.3126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50847146" text:style-name="L1">
        <text:list-header>
          <text:p text:style-name="P2"><text:span text:style-name="T2"/></text:p>
          <text:p text:style-name="P3"><text:span text:style-name="T2">В</text:span><text:span text:style-name="T4">опрос №1 </text:span><text:span text:style-name="T1">Для чего и в каких случаях полезны различные варианты усреднения для метрик качества классификации: micro, macro, weighted?</text:span></text:p>
        </text:list-header>
      </text:list>
      <text:p text:style-name="P8"><text:span text:style-name="T1"/></text:p>
      <text:list xml:id="list195033987918643" text:continue-numbering="true" text:style-name="L1">
        <text:list-header>
          <text:p text:style-name="P2"><text:span text:style-name="T2">Micro - </text:span><text:span text:style-name="T1">вычисляет </text:span><text:span text:style-name="T2">F</text:span><text:span text:style-name="T1">1, учитывая общее количество истинных положительных, ложноотрицательных и ложных срабатываний </text:span></text:p>
        </text:list-header>
      </text:list>
      <text:p text:style-name="P1"><text:span text:style-name="T1"/></text:p>
      <text:p text:style-name="P7"><text:span text:style-name="T1"><text:tab/>Лучше всего подходит для несбалансированного набора данных.</text:span></text:p>
      <text:p text:style-name="P1"><text:span text:style-name="T1"/></text:p>
      <text:p text:style-name="P1"><text:span text:style-name="T1"/></text:p>
      <text:list xml:id="list195034006913143" text:continue-numbering="true" text:style-name="L1">
        <text:list-header>
          <text:p text:style-name="P2"><text:span text:style-name="T2">Macro </text:span><text:span text:style-name="T1"><text:s/>вычисляет </text:span><text:span text:style-name="T2">F</text:span><text:span text:style-name="T1">1 для каждой метки и возвращает среднее значение без учета пропорции для каждой метки в наборе данных.</text:span></text:p>
        </text:list-header>
      </text:list>
      <text:p text:style-name="P1"><text:span text:style-name="T1"/></text:p>
      <text:p text:style-name="P1"><text:span text:style-name="T1"><text:tab/></text:span><text:span text:style-name="T3">Лучше всего подходит для классификации по нескольким меткам.</text:span></text:p>
      <text:list xml:id="list195034223808261" text:continue-numbering="true" text:style-name="L1">
        <text:list-header>
          <text:p text:style-name="P6"/>
          <text:p text:style-name="P2"><text:span text:style-name="T2">Weighted </text:span><text:span text:style-name="T1">вычисляет </text:span><text:span text:style-name="T2">F</text:span><text:span text:style-name="T1">1 для каждой метки и возвращает среднее значение с учетом пропорции для каждой метки в наборе данных.</text:span></text:p>
        </text:list-header>
      </text:list>
      <text:p text:style-name="P1"><text:span text:style-name="T1"/></text:p>
      <text:p text:style-name="P4"><text:span text:style-name="T1"><text:tab/></text:span><text:span text:style-name="T3">Лучше всего подходит для классификации по нескольким меткам, </text:span><text:span text:style-name="T4">но работает лучше чем macro, т. к. учитывает долю каждого класса.</text:span></text:p>
      <text:p text:style-name="P1"><text:span text:style-name="T1"/></text:p>
      <text:p text:style-name="P1"><text:span text:style-name="T1"><text:tab/></text:span><text:span text:style-name="T4">Вопрос №2</text:span></text:p>
      <text:p text:style-name="P1"><text:span text:style-name="T4"/></text:p>
      <text:p text:style-name="P1"><text:span text:style-name="T4">В чём разница между моделями xgboost, lightgbm и catboost или какие их основные особенности?</text:span></text:p>
      <text:p text:style-name="P1"><text:span text:style-name="T4"/></text:p>
      <text:p text:style-name="P5"><text:span text:style-name="T4">1. В отличие от CatBoost или LGBM, XGBoost не может обрабатывать категориальные функции сам по себе, он принимает только числовые значения, подобные случайному лесу. Поэтому перед подачей категориальных данных в XGBoost необходимо выполнить различные кодировки, такие как кодирование меток, среднее кодирование или однократное кодирование.</text:span></text:p>
      <text:p text:style-name="P5"><text:span text:style-name="T4">2. <text:s/>XGBoost — </text:span><text:span text:style-name="T5">самая медленная модель, </text:span><text:span text:style-name="T1">CatBoost</text:span><text:span text:style-name="T5"> — самая быстрая. Важно при большом объеме данных.</text:span></text:p>
      <text:p text:style-name="P5"><text:span text:style-name="T5">3. CatBoost работает хорошо только тогда, когда в данных есть категориальные переменные, и мы должным образом настроили их.</text:span></text:p>
      <text:p text:style-name="P5"><text:span text:style-name="T4">4. Все эти модели имеют множество параметров для настройки: </text:span><text:span text:style-name="T5">learning level, max_depth, rsm, subsample и тд</text:span></text:p>
      <text:p text:style-name="P9"><text:span text:style-name="T5">5.</text:span></text:p>
      <text:p text:style-name="P1"><text:span text:style-name="T4"/></text:p>
      <text:p text:style-name="P1"><text:span text:style-name="T4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7T18:51:15.081691657</meta:creation-date>
    <dc:date>2021-12-07T19:50:33.291914257</dc:date>
    <meta:editing-duration>PT13M4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218" meta:character-count="1509" meta:non-whitespace-character-count="1302"/>
  </office:meta>
</office:document-meta>
</file>